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istenerWriteProcessor.onWritePossi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stenerWriteProcessor.onComp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stenerWriteProcessor.dataReceived( 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ListenerWriteProcessor.cancelAndSetComplet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ListenerWriteProcessor.changeStateToReceived( State old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ListenerWriteProcessor.onComplete( AbstractListenerWriteProcessor &lt; T &gt;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WriteProcessor.onError(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stenerWriteProcessor.getLog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WriteProcessor.changeStateToComplete( State old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ListenerWriteProcessor.writing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ListenerWriteProcessor.canc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ListenerWriteProcessor.subscribe( Subscriber &lt; ? super Void &gt; subscri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WriteProcessor.onError( AbstractListenerWriteProcessor &lt; T &gt; processor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ListenerWriteProcessor.onSubscribe( AbstractListenerWriteProcessor &lt; T &gt; processor , Subscription sub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ListenerWriteProcessor.discardCurrent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stenerWriteProcessor.writingFailed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ListenerWriteProcessor.onNext( AbstractListenerWriteProcessor &lt; T &gt; processor , 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ListenerWriteProcessor.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WriteProcessor.AbstractListenerWriteProcessor( String log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stenerWriteProcessor.writingPa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ListenerWriteProcessor.onNext( 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stenerWriteProcessor.changeState( State oldState , State new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stenerWriteProcessor.AbstractListenerWrite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WriteProcessor.writeIfPossi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ListenerWriteProcessor.onWritePossible( AbstractListenerWriteProcessor &lt; T &gt; process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